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elper.save( Out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Helper.getChildren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create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Helper.getFirstChild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Childre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NamespaceHelper( String _namespaceUri , String _prefix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Helper.getQualifiedName( String prefix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Help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NamespaceHelper( String _namespaceUri , String _prefix , Document _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Help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NextSiblings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PrecedingSiblings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createElement( String local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